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5.25" calcext:value-type="float">
            <text:p>65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4.75" calcext:value-type="float">
            <text:p>204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5625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formula="of:=SUM([.C$194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38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03:56:29.665000000</dc:date>
    <meta:editing-duration>PT12H35M24S</meta:editing-duration>
    <meta:editing-cycles>114</meta:editing-cycles>
    <meta:generator>LibreOffice/7.4.3.2$Windows_X86_64 LibreOffice_project/1048a8393ae2eeec98dff31b5c133c5f1d08b890</meta:generator>
    <meta:document-statistic meta:table-count="1" meta:cell-count="550" meta:object-count="0"/>
  </office:meta>
</office:document-meta>
</file>